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fo:break-before="page"/>
    </style:style>
    <style:style style:name="P6" style:family="paragraph" style:parent-style-name="Contents_20_Heading">
      <style:paragraph-properties fo:text-align="center" style:justify-single-word="false"/>
    </style:style>
    <style:style style:name="P7" style:family="paragraph" style:parent-style-name="Text_20_body">
      <style:text-properties style:font-name="Times New Roman" fo:font-size="12pt" fo:font-weight="normal" style:font-size-asian="12pt" style:font-weight-asian="normal" style:font-size-complex="12pt" style:font-weight-complex="normal"/>
    </style:style>
    <style:style style:name="P8" style:family="paragraph" style:parent-style-name="Text_20_body">
      <style:paragraph-properties fo:margin-left="-0.023cm" fo:margin-right="0cm" fo:text-indent="0cm" style:auto-text-indent="false">
        <style:tab-stops/>
      </style:paragraph-properties>
    </style:style>
    <style:style style:name="P9" style:family="paragraph" style:parent-style-name="Text_20_body">
      <style:paragraph-properties fo:margin-left="0cm" fo:margin-right="0cm" fo:text-indent="-0.044cm" style:auto-text-indent="false">
        <style:tab-stops/>
      </style:paragraph-properties>
    </style:style>
    <style:style style:name="P10" style:family="paragraph" style:parent-style-name="Text_20_body">
      <style:paragraph-properties fo:margin-left="0cm" fo:margin-right="0cm" fo:text-indent="0cm" style:auto-text-indent="false">
        <style:tab-stops/>
      </style:paragraph-properties>
    </style:style>
    <style:style style:name="P11" style:family="paragraph" style:parent-style-name="Text_20_body">
      <style:paragraph-properties fo:margin-left="1.258cm" fo:margin-right="0cm" fo:text-indent="0cm" style:auto-text-indent="false"/>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text-properties fo:font-weight="bold" style:font-weight-asian="bold" style:font-weight-complex="bold"/>
    </style:style>
    <style:style style:name="P16" style:family="paragraph" style:parent-style-name="Text_20_body" style:list-style-name="L4">
      <style:text-properties fo:font-weight="bold" style:font-weight-asian="bold" style:font-weight-complex="bold"/>
    </style:style>
    <style:style style:name="P17" style:family="paragraph" style:parent-style-name="Text_20_body" style:list-style-name="L5"/>
    <style:style style:name="P18" style:family="paragraph" style:parent-style-name="Text_20_body" style:list-style-name="L5">
      <style:text-properties style:text-underline-style="solid" style:text-underline-width="auto" style:text-underline-color="font-color"/>
    </style:style>
    <style:style style:name="P19" style:family="paragraph" style:parent-style-name="Text_20_body" style:list-style-name="L6">
      <style:text-properties style:text-underline-style="solid" style:text-underline-width="auto" style:text-underline-color="font-color"/>
    </style:style>
    <style:style style:name="P20" style:family="paragraph" style:parent-style-name="Text_20_body" style:list-style-name="L5">
      <style:text-properties style:text-underline-style="none"/>
    </style:style>
    <style:style style:name="P21" style:family="paragraph" style:parent-style-name="Text_20_body" style:list-style-name="L6">
      <style:text-properties style:text-underline-style="none"/>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2">
      <style:paragraph-properties fo:margin-left="0.023cm" fo:margin-right="0cm" fo:text-indent="-0.023cm" style:auto-text-indent="false">
        <style:tab-stops/>
      </style:paragraph-properties>
      <style:text-properties style:font-name="Arial" fo:font-size="14pt" fo:font-weight="bold" style:font-size-asian="14pt" style:font-weight-asian="bold" style:font-size-complex="14pt" style:font-weight-complex="bold"/>
    </style:style>
    <style:style style:name="P25" style:family="paragraph" style:parent-style-name="Text_20_body" style:list-style-name="L2">
      <style:paragraph-properties fo:margin-left="0cm" fo:margin-right="0cm" fo:text-indent="-0.023cm" style:auto-text-indent="false">
        <style:tab-stops/>
      </style:paragraph-properties>
    </style:style>
    <style:style style:name="P26" style:family="paragraph" style:parent-style-name="Text_20_body" style:list-style-name="L2">
      <style:paragraph-properties fo:margin-left="-0.023cm" fo:margin-right="0cm" fo:text-indent="0cm" style:auto-text-indent="false">
        <style:tab-stops/>
      </style:paragraph-properties>
    </style:style>
    <style:style style:name="P27" style:family="paragraph" style:parent-style-name="Heading_20_1">
      <style:paragraph-properties fo:break-before="page"/>
    </style:style>
    <style:style style:name="P28" style:family="paragraph" style:parent-style-name="Heading_20_2">
      <style:paragraph-properties fo:margin-left="0cm" fo:margin-right="0cm" fo:text-indent="-0.044cm" style:auto-text-indent="false">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Heading_20_3">
      <style:text-properties style:font-name="Times New Roman" fo:font-size="12pt" fo:font-weight="normal" style:font-size-asian="12pt" style:font-weight-asian="normal" style:font-size-complex="12pt" style:font-weight-complex="normal"/>
    </style:style>
    <style:style style:name="P30" style:family="paragraph" style:parent-style-name="Heading_20_3">
      <style:paragraph-properties fo:margin-left="-0.023cm" fo:margin-right="0cm" fo:text-indent="0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cm" fo:text-indent="-0.023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1">1. Présentation générale du problème<text:tab/>2</text:p>
          <text:p text:style-name="P2">1.1 Projet<text:tab/>2</text:p>
          <text:p text:style-name="P3">1.1.1 Finalité<text:tab/>2</text:p>
          <text:p text:style-name="P2">1.2 Contexte<text:tab/>2</text:p>
          <text:p text:style-name="P3">1.2.2 Etudes déjà effectuées<text:tab/>2</text:p>
          <text:p text:style-name="P3">1.2.3 Etudes menées sur des sujets voisins … 2</text:p>
          <text:p text:style-name="P3">1.2.5 Nature des prestations demandées<text:tab/>2</text:p>
          <text:p text:style-name="P3">1.2.6 Parties concernées<text:tab/>2</text:p>
          <text:p text:style-name="P2">1.3 Énoncé du besoin<text:tab/>3</text:p>
          <text:p text:style-name="P2">1.4 Environnement du produit<text:tab/>3</text:p>
          <text:p text:style-name="P2"/>
          <text:p text:style-name="P1">2. Expression fonctionnelle du besoin<text:tab/>4</text:p>
          <text:p text:style-name="P2">2.2 Critère d’appréciation et niveaux des critères<text:tab/>4</text:p>
          <text:p text:style-name="P2">2.1 Fonctions de service et de contraintes<text:tab/>4</text:p>
          <text:p text:style-name="P3">2.1.1 Fonctions de service principales<text:tab/>4</text:p>
          <text:p text:style-name="P3">2.1.2 Fonctions de service complémentaires<text:tab/>4</text:p>
          <text:p text:style-name="P3">2.1.3 Contraintes<text:tab/>4</text:p>
          <text:p text:style-name="P3"/>
          <text:p text:style-name="P1">3. Cadre de réponse<text:tab/>6</text:p>
          <text:p text:style-name="P2">3.1 Solutions de chaque fonction principale<text:tab/>6</text:p>
          <text:p text:style-name="P3">3.1.1.1 Partage de documents<text:tab/>6</text:p>
          <text:p text:style-name="P3">3.1.1.2 Gérer la connexion (connexion et droits)<text:tab/>6</text:p>
          <text:p text:style-name="P3">3.1.1.3 Agenda partagé (notifications de réunions et choix des cibles de partage)<text:tab/>6</text:p>
          <text:p text:style-name="P3">3.1.1.4 Messagerie privée<text:tab/>6</text:p>
          <text:p text:style-name="P3">3.1.1.5 Proposer un service multi-langues<text:tab/>6</text:p>
          <text:p text:style-name="P3">3.1.1.6 Interface ergonome et design attrayant<text:tab/>6</text:p>
          <text:p text:style-name="P2">3.2 Pour l'ensemble du produit<text:tab/>6</text:p>
          <text:p text:style-name="P3">3.2.5 Décomposition en sous-ensemble<text:tab/>6</text:p>
        </text:index-body>
      </text:table-of-content>
      <text:p text:style-name="P4"/>
      <text:p text:style-name="P5">Cahier des charges fonctionnel</text:p>
      <text:p text:style-name="Standard"/>
      <text:h text:style-name="Heading_20_1" text:outline-level="1">1. Présentation générale du problème</text:h>
      <text:h text:style-name="Heading_20_2" text:outline-level="2">1.1 Projet</text:h>
      <text:p text:style-name="Text_20_body"/>
      <text:h text:style-name="Heading_20_3" text:outline-level="3">1.1.1 Finalité</text:h>
      <text:h text:style-name="P30" text:outline-level="3">La finalité de ce projet est d'améliorer l'ergonomie et la cohérence des outils dans l'intranet pour produire une solution facile d'accès et un intranet qui regroupe les différents départements de l'IUT2 de Grenoble.</text:h>
      <text:p text:style-name="P10"/>
      <text:h text:style-name="Heading_20_2" text:outline-level="2">1.2 Contexte</text:h>
      <text:p text:style-name="Text_20_body"/>
      <text:p text:style-name="Text_20_body">Ce projet se situe dans le cadre de l'IUT 2 de Grenoble. En effet un intranet est déjà existant dans cet IUT mais ne répond plus aux attentes aujourd'hui. La création d'un nouvel intranet conforme aux exigences d'aujourd'hui s'est donc imposée. L'intranet actuel est divisé entre 5 départements, ayant chacun un intranet géré à l'intérieur du département, et aucune communication n'est possible entre les différents intranets.</text:p>
      <text:p text:style-name="Text_20_body">L'intranet actuel, et l'intranet qui va être créé dans ce projet viseront tout deux les étudiants, professeurs et personnel d'administration de chaque département de l'IUT2. L'IUT comprend plus de 1500 étudiants tout départements et années confondus, ainsi que 180 enseignants, 420 vacataires professionnels et environ 100 personnes dans l'administratif.</text:p>
      <text:p text:style-name="Text_20_body">Ceci représente donc un volume de données échangées ou mises en ligne très important. (préciser??) L'environnement matériel de l'IUT se base sur les nouvelles technologies, et c'est pourquoi la création d'un nouvel intranet deviens primordiale, les critères de ce domaine évoluant très rapidement.</text:p>
      <text:p text:style-name="Text_20_body"/>
      <text:h text:style-name="Heading_20_3" text:outline-level="3">1.2.2 Etudes déjà effectuées</text:h>
      <text:h text:style-name="P31" text:outline-level="3">Des études ont déjà été effectuées, basées sur les intranets actuels du département Informatique et du département des Carrières Juridiques.</text:h>
      <text:p text:style-name="P7">Le cahier des charges de l'intranet actuel a été écrit par Gérard Rameau et Marc Vassoille, et l'intranet en lui-même a été codé par Marc Vassoille. Le système X-TEK développé par Marc Vassoille a comme critères principaux la rapidité de mise en œuvre d’une plate-forme et la facilité de publication <text:s/>sur la plate-forme.</text:p>
      <text:p text:style-name="P7"/>
      <text:h text:style-name="P29" text:outline-level="3"><text:soft-page-break/>Cependant, plusieurs manques ont été observés :</text:h>
      <text:list xml:id="list35214747" text:style-name="L1">
        <text:list-item>
          <text:p text:style-name="P12">Manque d'espaces de communication entre les différents groupes (professeurs/elèves, groupes de TD, et surtout aucune communication entre départements).</text:p>
        </text:list-item>
        <text:list-item>
          <text:p text:style-name="P12">Système de partage de documents accessible à tous, en fonctions de droits définis.</text:p>
        </text:list-item>
        <text:list-item>
          <text:p text:style-name="P12">Système de notifications quasi-inexistant, et système de messagerie compliqué (passant par une boîte mail extérieure à l'intranet, et aucun lien d'accès depuis l'intranet).</text:p>
        </text:list-item>
        <text:list-item>
          <text:p text:style-name="P12">Manque d'une organisation claire des menus et des informations.</text:p>
          <text:p text:style-name="P12"/>
        </text:list-item>
      </text:list>
      <text:list xml:id="list35222671" text:style-name="L2">
        <text:list-item>
          <text:list>
            <text:list-item>
              <text:list>
                <text:list-header>
                  <text:p text:style-name="P24">1.2.3 Etudes menées sur des sujets voisins</text:p>
                  <text:p text:style-name="P24"/>
                  <text:p text:style-name="P25">Il existe des solutions déjà existantes qui facilitent la conception. Ce sont les CMS ( Content Management System). Ils fournissent un système de gestion de contenu, permettant de mettre en ligne des documents, de structurer le contenu, de hiérarchiser les utilisateurs et de leur attribuer des rôles et des permissions.</text:p>
                  <text:p text:style-name="P25">Par exemple, Joomla! Propose de créer un site web dynamique simplement. Il offre beaucoup de fonctionnalités dans tout les domaines. Ce pourrait donc être une solution possible au problème que nous tentons ici de résoudre.</text:p>
                  <text:p text:style-name="P26">Mais, nous cherchons à produire un logiciel plus personnalisable, et sur lequel nous aurons une maîtrise complète.</text:p>
                </text:list-header>
              </text:list>
            </text:list-item>
          </text:list>
        </text:list-item>
      </text:list>
      <text:p text:style-name="P8"/>
      <text:h text:style-name="Heading_20_3" text:outline-level="3">1.2.5 Nature des prestations demandées</text:h>
      <text:p text:style-name="Text_20_body"/>
      <text:p text:style-name="Text_20_body">Le projet est un prototype car il n'a pas pour but principal d'être commercialisé ou utilisé à des fins lucratives, aucune maintenance n'est donc nécessaire car il n'a pas encore pour but d'être mis en place dans l'IUT2.</text:p>
      <text:p text:style-name="Text_20_body"/>
      <text:h text:style-name="Heading_20_3" text:outline-level="3">1.2.6 Parties concernées</text:h>
      <text:p text:style-name="Text_20_body"/>
      <text:p text:style-name="Text_20_body">Chef de projet : Florian PARRENO</text:p>
      <text:p text:style-name="Text_20_body">Directeur de projet : M. Francis Brunet-Manquat</text:p>
      <text:p text:style-name="Text_20_body">Maitrise d'ouvrage : IUT2 de Grenoble</text:p>
      <text:p text:style-name="Text_20_body">Maitrise d'oeuvre : M<text:span text:style-name="T1">lle</text:span> Aurélie MISTRI, M<text:span text:style-name="T1">lle</text:span> Alexandra MONNIER, M<text:span text:style-name="T1">lle</text:span> Marie PAULI, M. Pierre-Julien MARTINEZ, M. Dorian LANDRISCINA, M. Florian PARRENO</text:p>
      <text:p text:style-name="Text_20_body">Utilisateurs : Toutes les personnes faisant partie de l'IUT : élèves, professeurs, personnel d'administration</text:p>
      <text:p text:style-name="Text_20_body">Demandeur : IUT2 de Grenoble</text:p>
      <text:p text:style-name="Text_20_body"/>
      <text:h text:style-name="Heading_20_2" text:outline-level="2"><text:soft-page-break/>1.3 Énoncé du besoin</text:h>
      <text:h text:style-name="P28" text:outline-level="2">Le besoin primordial est de développer les aspects communautaires de l'Intranet, et ce entre toutes les personnes de l'IUT se connectant à l'intranet. L'intranet doit être une zone de partage, d'échange et de communication, tout en possédant une interface ergonome et agréable.</text:h>
      <text:p text:style-name="P9"/>
      <text:h text:style-name="Heading_20_2" text:outline-level="2">1.4 Environnement du produit</text:h>
      <text:p text:style-name="Text_20_body"/>
      <text:list xml:id="list35242934" text:style-name="L3">
        <text:list-item>
          <text:p text:style-name="P13">La mise en place de l'intranet nécessitera un serveur web.</text:p>
        </text:list-item>
      </text:list>
      <text:list xml:id="list33323545" text:style-name="L3">
        <text:list-item>
          <text:p text:style-name="P13">Des ordinateurs seront nécessaires pour la conception et la réalisation du projet. Ils ne nécessiteront pas d'excellentes performances <text:s/>ni une configuration matérielle particulière.</text:p>
        </text:list-item>
        <text:list-item>
          <text:p text:style-name="P13">Plusieurs maîtres d'oeuvres seront sollicités sur ce projet.</text:p>
        </text:list-item>
      </text:list>
      <text:p text:style-name="Text_20_body"/>
      <text:h text:style-name="Heading_20_1" text:outline-level="1">2. Expression fonctionnelle du besoin</text:h>
      <text:h text:style-name="Heading_20_2" text:outline-level="2">2.2 Critère d’appréciation et niveaux des critères</text:h>
      <text:p text:style-name="Text_20_body"/>
      <text:list xml:id="list35228377" text:style-name="L4">
        <text:list-item>
          <text:p text:style-name="P14"><text:span text:style-name="T3">Portabilité :</text:span><text:span text:style-name="T5"> Le logiciel proposé doit pouvoir s'adapter </text:span>aux principaux navigateurs (Firefox, Internet Explorer, Opera, Safari). </text:p>
          <text:p text:style-name="P16">Niveau du critère : Imposé.</text:p>
          <text:p text:style-name="P16"/>
        </text:list-item>
        <text:list-item>
          <text:p text:style-name="P14"><text:span text:style-name="T3">Capacité fonctionnelle :</text:span> L'intranet doit assurer la sécurité de la connexion et la confidentialité des données. Il doit aussi proposer une interopérabilité avec d'autres logiciels tel que Google, et doit être capable d'interagir avec eux. </text:p>
          <text:p text:style-name="P16">Niveau du critère : Imposé.</text:p>
          <text:p text:style-name="P16"/>
        </text:list-item>
        <text:list-item>
          <text:p text:style-name="P14"><text:span text:style-name="T3">Facilité d'utilisation :</text:span> Le logiciel devra être ergonomique et les informations facilement accessibles et compréhensibles. Cela se traduira notemment par un design attrayant. </text:p>
          <text:p text:style-name="P16">Niveau du critère : Imposé.</text:p>
        </text:list-item>
      </text:list>
      <text:p text:style-name="P15"/>
      <text:list xml:id="list35523773" text:continue-numbering="true" text:style-name="L4">
        <text:list-item>
          <text:p text:style-name="P14"><text:span text:style-name="T3">Fiabilité :</text:span> <text:s/>L'intranet devra assurer la cohérence et le maintien des données, et ce même lors de pannes impromptues. Il possèdera donc un système de backup.</text:p>
          <text:p text:style-name="P16">Niveau du critère : Révisable.</text:p>
          <text:p text:style-name="P16"/>
        </text:list-item>
        <text:list-item>
          <text:p text:style-name="P14"><text:span text:style-name="T4">Maintenabilité :</text:span><text:span text:style-name="T2"> Le logiciel proposé pourra être aisément réutilisable et résistant aux erreurs. Des mises à jour et un système de maintenance pourront être possibles et facilitées par la façon dont le projet aura été réalisé. Cela assurera la stabilité du logiciel. </text:span></text:p>
          <text:p text:style-name="P16">Niveau du critère : Révisable.</text:p>
        </text:list-item>
      </text:list>
      <text:h text:style-name="Heading_20_2" text:outline-level="2"><text:soft-page-break/>2.1 Fonctions de service et de contraintes</text:h>
      <text:h text:style-name="Heading_20_3" text:outline-level="3">2.1.1 Fonctions de service principales</text:h>
      <text:list xml:id="list35237899" text:style-name="L5">
        <text:list-item>
          <text:p text:style-name="P18">Partage de documents</text:p>
          <text:p text:style-name="P17">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17">Le système de partage de documents sur une page accessible par certains groupes d'utilisateurs doit aussi être possible.</text:p>
          <text:p text:style-name="P17"/>
        </text:list-item>
        <text:list-item>
          <text:p text:style-name="P18">Gérer la connexion à l'intranet</text:p>
          <text:p text:style-name="P17">L'utilisateur se connecte <text:s/>via la page d'accueil de l'intranet commune à tout l'IUT. La combinaison pseudo/mot de passe déterminera sur quel intranet il se connectera, ainsi que ses droits, différents selon les utilisateurs, ou les groupes d'utilisateurs.</text:p>
        </text:list-item>
      </text:list>
      <text:p text:style-name="Text_20_body"/>
      <text:list xml:id="list35525815" text:continue-numbering="true" text:style-name="L5">
        <text:list-item>
          <text:p text:style-name="P18">Agenda partagé</text:p>
          <text:p text:style-name="P17">L'intranet doit proposer un système d'agenda partagé, ceci par département. Certains utilisateurs peuvent ajouter/modifier/supprimer(/déplacer??) des évènements (réunions, conférences, etc.), et peuvent choisir les cibles de partage de l'évènement (par utilisateur ou par groupe). Cela entraine une notification apparaissant aux utilisateurs conçernés.</text:p>
          <text:p text:style-name="P17"/>
        </text:list-item>
        <text:list-item>
          <text:p text:style-name="P18">Messagerie privée</text:p>
        </text:list-item>
      </text:list>
      <text:p text:style-name="P11">L'intranet propose sa propre messagerie interne. Chaque utilisateur peut communiquer par messages visible uniquement par lui-même et la ou les cibles du message. Il peut envoyer des messages à un utilisateur de son département ou un groupe (certains groupes accessibles selon les droits de l'utilisateur), ou à un utilisateur d'un autre département.</text:p>
      <text:p text:style-name="P11">Une notification apparaît lors de la réception d'un message. Un utilisateur peut aussi supprimer un message qu'il lui a été envoyé, cela ne supprimera pas le message du côté de l'envoyeur.</text:p>
      <text:p text:style-name="Text_20_body"/>
      <text:list xml:id="list35511782" text:continue-numbering="true" text:style-name="L5">
        <text:list-item>
          <text:p text:style-name="P18">Proposer un service multi-langues</text:p>
          <text:p text:style-name="P17">L'intranet possède une fonctionnalité multilingue, accessible par tous et via un bouton disponible partout sur le site, ou dans le panneau de configuration du compte de l'utilisateur. Un utilisateur peut donc choisir une certaine langue. Le changement de langue reste effectif lors des prochaines reconnexions.</text:p>
          <text:p text:style-name="P17"/>
        </text:list-item>
        <text:list-item>
          <text:p text:style-name="P18">Interface ergonome et design attrayant</text:p>
          <text:p text:style-name="P17">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17">L'intranet possède aussi une Foire aux Questions ainsi qu'un plan du site aidant à visualiser sa structure.</text:p>
        </text:list-item>
        <text:list-item>
          <text:p text:style-name="P18"><text:soft-page-break/>Gestion des droits</text:p>
          <text:p text:style-name="P20">Chaque utilisateur sera lié à un intranet dans lequel il aura des droits particuliers ainsi que l'accès à des zones particulères. Pour cela les utilisateurs de l'intranet seront divisés en trois groupes principaux : Professeurs, Administration et Elèves.</text:p>
          <text:p text:style-name="P20">Certaines personnes, bien qu'appartenant à un de ces groupes, posséderont des droits particuliers (par exemple un professeur sera responsable d'un département).</text:p>
          <text:p text:style-name="P17"/>
        </text:list-item>
      </text:list>
      <text:h text:style-name="Heading_20_3" text:outline-level="3">2.1.2 Fonctions de service complémentaires</text:h>
      <text:p text:style-name="Text_20_body"/>
      <text:list xml:id="list35244069" text:style-name="L6">
        <text:list-item>
          <text:p text:style-name="P19">Gestion des notes</text:p>
          <text:p text:style-name="P22">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22"/>
        </text:list-item>
        <text:list-item>
          <text:p text:style-name="P19">Gestion des absences</text:p>
          <text:p text:style-name="P22">Un utilisateur appartenant au groupe professeur peut entrer les absences de ses propres élèves pour sa matière. Il peut ensuite en supprimer, si elles ne sont pas justifiées. Une absence entrée par un professeur n'est pas justifiée . Seul un utilisateur ayant les droits requis peut justifier une absence. Une absence justifiée ne peut plus être supprimée que par un des utilisateur ayant ce droit. (ou pas??)</text:p>
          <text:p text:style-name="P22"/>
        </text:list-item>
        <text:list-item>
          <text:p text:style-name="P19">Adaptation sous android</text:p>
          <text:p text:style-name="P22">L'intranet de l'IUT pourrait aussi être disponible sous forme d'application android, en proposant les mêmes fonctionnalités.</text:p>
        </text:list-item>
        <text:list-item>
          <text:p text:style-name="P19">Forum</text:p>
          <text:p text:style-name="P22">Un forum pourrait aussi être rattaché au site, ne nécessitant pas de reconnexion et appliquant lui aussi un système de gestion des droits et des sections visibles selon l'utilisateur.</text:p>
          <text:p text:style-name="P22">En effet un utilisateur aurait accès à des sections selon le ou les groupes auquel il appartient.</text:p>
          <text:p text:style-name="P22"/>
        </text:list-item>
        <text:list-item>
          <text:p text:style-name="P19">Emploi du temps</text:p>
          <text:p text:style-name="P22">Le site proposerait aussi un système d'emploi du temps. Chaque utilisateur verrait la partie le conçernant, mais aurait aussi possibilité d'accéder à l'emploi du temps d'autres utilisateurs, selon ses droits.</text:p>
        </text:list-item>
        <text:list-item>
          <text:p text:style-name="P19">Exportation de l'emploi du temps vers Google Agenda</text:p>
          <text:p text:style-name="P21">L'intranet pourrait aussi gérer <text:s/>le passage de l'emploi du temps vers Google Agenda. Un lien sur l'intranet l'enverrait à cet endroit.</text:p>
        </text:list-item>
      </text:list>
      <text:p text:style-name="Text_20_body"/>
      <text:p text:style-name="Text_20_body"/>
      <text:h text:style-name="Heading_20_3" text:outline-level="3"><text:soft-page-break/>2.1.3 Contraintes</text:h>
      <text:p text:style-name="Text_20_body"/>
      <text:p text:style-name="Text_20_body">Pour la réalisation de ce projet, plusieurs contraintes ont été fixées :</text:p>
      <text:list xml:id="list35532616" text:continue-list="list35242934" text:style-name="L7">
        <text:list-item>
          <text:p text:style-name="P23">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MVC.</text:p>
        </text:list-item>
        <text:list-item>
          <text:p text:style-name="P23">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item>
          <text:p text:style-name="P23">Le CSS étant devenu un élement primordial du web, l'utilisation de CSS3 semble toute adaptée pour rendre l'intranet attrayant et ergonome. En effet la troisième version offre de nouvelles possibilités intéressantes.</text:p>
        </text:list-item>
        <text:list-item>
          <text:p text:style-name="P23">Pour mener à bien le projet, nous aurons besoin tout au long du développement d'un système de partage de fichier. Il est nécessaire aux concepteurs pour pouvoir mettre en commun et gérer les versions de manière simplifiée les codes sources, cahier des charges... Nous avons choisi GitHub car un de nos collègues avait déjà utilisé ce système pour un autre projet, nous avons ainsi pu nous familiariser rapidement et recevoir de l'aide en cas de problème, ou de question.</text:p>
        </text:list-item>
      </text:list>
      <text:h text:style-name="P27" text:outline-level="1">3. Cadre de réponse</text:h>
      <text:h text:style-name="Heading_20_2" text:outline-level="2">3.1 Solutions de chaque fonction principale</text:h>
      <text:h text:style-name="Heading_20_3" text:outline-level="3">3.1.1.1 Partage de documents</text:h>
      <text:p text:style-name="Text_20_body">Le partage de documents est possible en stockant et en répertoriant les fichiers physiques dans une base de donnée unique pour tout les départements.</text:p>
      <text:h text:style-name="Heading_20_3" text:outline-level="3">3.1.1.2 Gérer la connexion (connexion et droits)</text:h>
      <text:p text:style-name="Text_20_body">La connexion est gérée via une interface de connexion comprenant un login (unique pour chaque utilisateur) et un mot de passe (crypté). L'affectation des droits et la redirection vers l'un des départements s'effectuerait elle aussi lors de la connexion (donc page d'accueil avant la connexion unique). Suivant le département, une page d'accueil post-connexion différente sera affichée.</text:p>
      <text:h text:style-name="Heading_20_3" text:outline-level="3">3.1.1.3 Agenda partagé (notifications et choix des cibles de partage)</text:h>
      <text:p text:style-name="Text_20_body">Notifications par rapport à la date de dernière connexion et des dates des évènements à venir. Les notifications peuvent êtres créées par quelques utilisateurs (pour réunions, soirées, partiel), et d'autres par l'utilisateur sur son propre agenda.</text:p>
      <text:h text:style-name="Heading_20_3" text:outline-level="3">3.1.1.4 Messagerie privée</text:h>
      <text:p text:style-name="Text_20_body">Stockage par fichiers ou base de données...</text:p>
      <text:h text:style-name="Heading_20_3" text:outline-level="3">3.1.1.5 Proposer un service multi-langues</text:h>
      <text:h text:style-name="P29" text:outline-level="3">Le Framework propose une option multilingue.</text:h>
      <text:h text:style-name="Heading_20_3" text:outline-level="3">3.1.1.6 Interface ergonome et design attrayant</text:h>
      <text:p text:style-name="Text_20_body">Utilisation du bootstrap Twitter</text:p>
      <text:h text:style-name="Heading_20_2" text:outline-level="2">3.2 Pour l'ensemble du produit</text:h>
      <text:h text:style-name="Heading_20_3" text:outline-level="3">3.2.5 Décomposition en sous-ensem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24T10:27:08</meta:creation-date>
    <dc:date>2011-11-23T15:39:10.59</dc:date>
    <meta:editing-duration>PT05H32M40S</meta:editing-duration>
    <meta:editing-cycles>82</meta:editing-cycles>
    <meta:generator>OpenOffice.org/3.0$Win32 OpenOffice.org_project/300m15$Build-9379</meta:generator>
    <meta:document-statistic meta:table-count="0" meta:image-count="0" meta:object-count="0" meta:page-count="8" meta:paragraph-count="131" meta:word-count="2126" meta:character-count="13813"/>
    <meta:user-defined meta:name="Info 1"/>
    <meta:user-defined meta:name="Info 2"/>
    <meta:user-defined meta:name="Info 3"/>
    <meta:user-defined meta:name="Info 4"/>
  </office:meta>
</office:document-meta>
</file>